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bbadd" officeooo:paragraph-rsid="001bbadd" style:font-size-asian="12.25pt" style:font-size-complex="14pt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4pt" officeooo:rsid="001bbadd" officeooo:paragraph-rsid="001bbadd" style:font-size-asian="12.25pt" style:font-size-complex="14pt"/>
    </style:style>
    <style:style style:name="P3" style:family="paragraph" style:parent-style-name="Standard" style:list-style-name="L1">
      <style:paragraph-properties fo:line-height="100%"/>
      <style:text-properties fo:font-size="14pt" officeooo:rsid="001bbadd" officeooo:paragraph-rsid="001bbadd" style:font-size-asian="12.25pt" style:font-size-complex="14pt"/>
    </style:style>
    <style:style style:name="P4" style:family="paragraph" style:parent-style-name="Standard" style:list-style-name="L1">
      <style:text-properties fo:font-size="14pt" officeooo:rsid="001bbadd" officeooo:paragraph-rsid="001bbadd" style:font-size-asian="12.25pt" style:font-size-complex="14pt"/>
    </style:style>
    <style:style style:name="P5" style:family="paragraph" style:parent-style-name="Standard">
      <style:text-properties fo:font-size="14pt" officeooo:rsid="001d126a" officeooo:paragraph-rsid="001d126a" style:font-size-asian="12.25pt" style:font-size-complex="14pt"/>
    </style:style>
    <style:style style:name="P6" style:family="paragraph" style:parent-style-name="Standard">
      <style:text-properties fo:color="#ed1c24" fo:font-size="14pt" officeooo:rsid="001d126a" officeooo:paragraph-rsid="001d126a" style:font-size-asian="12.25pt" style:font-size-complex="14pt"/>
    </style:style>
    <style:style style:name="T1" style:family="text">
      <style:text-properties officeooo:rsid="001d126a"/>
    </style:style>
    <style:style style:name="T2" style:family="text">
      <style:text-properties officeooo:rsid="001e0872"/>
    </style:style>
    <style:style style:name="T3" style:family="text">
      <style:text-properties officeooo:rsid="001ec1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87967390" text:style-name="L1">
        <text:list-item>
          <text:p text:style-name="P2"><text:span text:style-name="T1">building_</text:span>Name</text:p>
        </text:list-item>
        <text:list-item>
          <text:p text:style-name="P3">builder_logo</text:p>
        </text:list-item>
        <text:list-item>
          <text:p text:style-name="P4">build<text:span text:style-name="T1">ing</text:span>_image</text:p>
        </text:list-item>
        <text:list-item>
          <text:p text:style-name="P4">builder_<text:span text:style-name="T1">name</text:span></text:p>
        </text:list-item>
        <text:list-item>
          <text:p text:style-name="P4">about building ex:-3 bhk villas</text:p>
        </text:list-item>
        <text:list-item>
          <text:p text:style-name="P4">place</text:p>
        </text:list-item>
        <text:list-item>
          <text:p text:style-name="P4">price</text:p>
        </text:list-item>
        <text:list-item>
          <text:p text:style-name="P4">offer_yn</text:p>
        </text:list-item>
        <text:list-item>
          <text:p text:style-name="P4">snapshots</text:p>
        </text:list-item>
        <text:list-item>
          <text:p text:style-name="P4">about building</text:p>
        </text:list-item>
        <text:list-item>
          <text:p text:style-name="P4">about place</text:p>
        </text:list-item>
        <text:list-item>
          <text:p text:style-name="P4">pricing</text:p>
        </text:list-item>
        <text:list-item>
          <text:p text:style-name="P4">facilities</text:p>
        </text:list-item>
        <text:list-item>
          <text:p text:style-name="P4">detailed offer</text:p>
        </text:list-item>
      </text:list>
      <text:p text:style-name="P5"/>
      <text:p text:style-name="P5"/>
      <text:p text:style-name="P6">logout-button</text:p>
      <text:p text:style-name="P6">user-profile</text:p>
      <text:p text:style-name="P6"><text:tab/>-user details page</text:p>
      <text:p text:style-name="P6"><text:tab/>-user details input form</text:p>
      <text:p text:style-name="P6"><text:tab/><text:tab/>-builder logo -<text:span text:style-name="T2">must</text:span></text:p>
      <text:p text:style-name="P6"><text:tab/><text:tab/>-builder name -<text:span text:style-name="T2">must</text:span></text:p>
      <text:p text:style-name="P6"><text:tab/><text:tab/>-email </text:p>
      <text:p text:style-name="P6"><text:tab/><text:tab/><text:tab/><text:span text:style-name="T2">OR</text:span></text:p>
      <text:p text:style-name="P6"><text:tab/><text:tab/>-phone</text:p>
      <text:p text:style-name="P6"><text:tab/><text:tab/><text:tab/><text:span text:style-name="T2">OR</text:span></text:p>
      <text:p text:style-name="P6"><text:tab/><text:tab/>-<text:span text:style-name="T3">email and phone</text:span></text:p>
      <text:p text:style-name="P6">random building representation</text:p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7T21:44:23.034021072</meta:creation-date>
    <meta:generator>LibreOffice/6.0.7.3$Linux_X86_64 LibreOffice_project/00m0$Build-3</meta:generator>
    <dc:date>2021-09-24T12:42:18.357158571</dc:date>
    <meta:editing-duration>PT26M32S</meta:editing-duration>
    <meta:editing-cycles>6</meta:editing-cycles>
    <meta:document-statistic meta:table-count="0" meta:image-count="0" meta:object-count="0" meta:page-count="1" meta:paragraph-count="26" meta:word-count="60" meta:character-count="384" meta:non-whitespace-character-count="345"/>
  </office:meta>
</office:document-meta>
</file>